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Unidade ( 100/12 )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9]*[.D9]" office:value-type="float" office:value="8.33333333333333" calcext:value-type="float">
            <text:p>8,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0]*[.D10]" office:value-type="float" office:value="16.6666666666667" calcext:value-type="float">
            <text:p>16,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1]*[.D11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2]*[.D12]" office:value-type="float" office:value="33.3333333333333" calcext:value-type="float">
            <text:p>33,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3]*[.D13]" office:value-type="float" office:value="41.6666666666667" calcext:value-type="float">
            <text:p>41,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4]*[.D14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5]*[.D15]" office:value-type="float" office:value="58.3333333333333" calcext:value-type="float">
            <text:p>58,333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6]*[.D16]" office:value-type="float" office:value="66.6666666666667" calcext:value-type="float">
            <text:p>66,6666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7]*[.D17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8]*[.D18]" office:value-type="float" office:value="83.3333333333333" calcext:value-type="float">
            <text:p>83,333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19]*[.D19]" office:value-type="float" office:value="91.6666666666667" calcext:value-type="float">
            <text:p>91,666666666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formula="of:=100/12" office:value-type="float" office:value="8.33333333333333" calcext:value-type="float">
            <text:p>8,3333333333</text:p>
          </table:table-cell>
          <table:table-cell office:value-type="string" calcext:value-type="string">
            <text:p>=</text:p>
          </table:table-cell>
          <table:table-cell table:formula="of:=[.B20]*[.D20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ávio Micheletti</meta:initial-creator>
    <meta:creation-date>2018-02-22T11:48:10.563762045</meta:creation-date>
    <dc:date>2018-02-22T15:50:27.725970392</dc:date>
    <dc:creator>Flávio Micheletti</dc:creator>
    <meta:editing-duration>PT3H47M7S</meta:editing-duration>
    <meta:editing-cycles>1</meta:editing-cycles>
    <meta:document-statistic meta:table-count="1" meta:cell-count="61" meta:object-count="0"/>
    <meta:generator>LibreOffice/4.3.3.2$Linux_X86_64 LibreOffice_project/430m0$Build-2</meta:generator>
  </office:meta>
</office:document-meta>
</file>